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T3_182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T5_277" style:family="text"/>
    <style:style style:name="T5_278" style:family="text"/>
    <style:style style:name="T5_279" style:family="text"/>
    <style:style style:name="T5_280" style:family="text"/>
    <style:style style:name="T5_281" style:family="text"/>
    <style:style style:name="T5_282" style:family="text"/>
    <style:style style:name="T5_283" style:family="text"/>
    <style:style style:name="T5_284" style:family="text"/>
    <style:style style:name="T5_285" style:family="text"/>
    <style:style style:name="T5_286" style:family="text"/>
    <style:style style:name="T5_287" style:family="text"/>
    <style:style style:name="T5_288" style:family="text"/>
    <style:style style:name="T5_289" style:family="text"/>
    <style:style style:name="T5_290" style:family="text"/>
    <style:style style:name="T5_291" style:family="text"/>
    <style:style style:name="T5_292" style:family="text"/>
    <style:style style:name="T5_293" style:family="text"/>
    <style:style style:name="T5_294" style:family="text"/>
    <style:style style:name="T5_295" style:family="text"/>
    <style:style style:name="T5_296" style:family="text"/>
    <style:style style:name="T5_297" style:family="text"/>
    <style:style style:name="T5_298" style:family="text"/>
    <style:style style:name="T5_299" style:family="text"/>
    <style:style style:name="T5_300" style:family="text"/>
    <style:style style:name="T5_301" style:family="text"/>
    <style:style style:name="T5_302" style:family="text"/>
    <style:style style:name="T5_303" style:family="text"/>
    <style:style style:name="T5_304" style:family="text"/>
    <style:style style:name="T5_305" style:family="text"/>
    <style:style style:name="T5_306" style:family="text"/>
    <style:style style:name="T5_307" style:family="text"/>
    <style:style style:name="T5_308" style:family="text"/>
    <style:style style:name="T5_309" style:family="text"/>
    <style:style style:name="T5_310" style:family="text"/>
    <style:style style:name="T5_311" style:family="text"/>
    <style:style style:name="T5_31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</office:automatic-styles>
  <office:body>
    <office:text>
      <text:p text:style-name="P1"><text:span text:style-name="T1_1">Na</text:span><text:span text:style-name="T1_2"><text:s/></text:span><text:span text:style-name="T1_3">wojennej</text:span><text:span text:style-name="T1_4"><text:s/></text:span><text:span text:style-name="T1_5">Ukrainie</text:span><text:span text:style-name="T1_6">.<text:s/></text:span></text:p>
      <text:p text:style-name="P2"/>
      <text:p text:style-name="P3"><text:span text:style-name="T3_1">Do</text:span><text:span text:style-name="T3_2"><text:s/></text:span><text:span text:style-name="T3_3">tych</text:span><text:span text:style-name="T3_4">,<text:s/></text:span><text:span text:style-name="T3_5">co</text:span><text:span text:style-name="T3_6"><text:s/></text:span><text:span text:style-name="T3_7">nie</text:span><text:span text:style-name="T3_8"><text:s/></text:span><text:span text:style-name="T3_9">mają</text:span><text:span text:style-name="T3_10"><text:s/></text:span><text:span text:style-name="T3_11">o</text:span><text:span text:style-name="T3_12"><text:s/></text:span><text:span text:style-name="T3_13">tym</text:span><text:span text:style-name="T3_14"><text:s/></text:span><text:span text:style-name="T3_15">pojęcia</text:span><text:span text:style-name="T3_16">,<text:s/></text:span><text:span text:style-name="T3_17">więc</text:span><text:span text:style-name="T3_18"><text:s/></text:span><text:span text:style-name="T3_19">do</text:span><text:span text:style-name="T3_20"><text:s/>90%<text:s/></text:span><text:span text:style-name="T3_21">osób</text:span><text:span text:style-name="T3_22">,<text:s/></text:span><text:span text:style-name="T3_23">które</text:span><text:span text:style-name="T3_24"><text:s/></text:span><text:span text:style-name="T3_25">to</text:span><text:span text:style-name="T3_26"><text:s/></text:span><text:span text:style-name="T3_27">czyta</text:span><text:span text:style-name="T3_28">.<text:s/></text:span><text:span text:style-name="T3_29">Zacząłem</text:span><text:span text:style-name="T3_30"><text:s/></text:span><text:span text:style-name="T3_31">w</text:span><text:span text:style-name="T3_32"><text:s/></text:span><text:span text:style-name="T3_33">zeszłym</text:span><text:span text:style-name="T3_34"><text:s/></text:span><text:span text:style-name="T3_35">roku</text:span><text:span text:style-name="T3_36"><text:s/></text:span><text:span text:style-name="T3_37">studia</text:span><text:span text:style-name="T3_38"><text:s/></text:span><text:span text:style-name="T3_39">na</text:span><text:span text:style-name="T3_40"><text:s/>1.<text:s/></text:span><text:span text:style-name="T3_41">roku</text:span><text:span text:style-name="T3_42"><text:s/></text:span><text:span text:style-name="T3_43">medycyny</text:span><text:span text:style-name="T3_44"><text:s/></text:span><text:span text:style-name="T3_45">we</text:span><text:span text:style-name="T3_46"><text:s/></text:span><text:span text:style-name="T3_47">Lwowie</text:span><text:span text:style-name="T3_48">.<text:s/></text:span><text:span text:style-name="T3_49">Jest</text:span><text:span text:style-name="T3_50"><text:s/></text:span><text:span text:style-name="T3_51">to</text:span><text:span text:style-name="T3_52"><text:s/></text:span><text:span text:style-name="T3_53">duże</text:span><text:span text:style-name="T3_54"><text:s/></text:span><text:span text:style-name="T3_55">miasto</text:span><text:span text:style-name="T3_56"><text:s/></text:span><text:span text:style-name="T3_57">na</text:span><text:span text:style-name="T3_58"><text:s/></text:span><text:span text:style-name="T3_59">Ukrainie</text:span><text:span text:style-name="T3_60">.<text:s/></text:span><text:span text:style-name="T3_61">No</text:span><text:span text:style-name="T3_62"><text:s/></text:span><text:span text:style-name="T3_63">właśnie</text:span><text:span text:style-name="T3_64">,<text:s/></text:span><text:span text:style-name="T3_65">Ukraina</text:span><text:span text:style-name="T3_66">.<text:s/></text:span><text:span text:style-name="T3_67">Kraj</text:span><text:span text:style-name="T3_68">,<text:s/></text:span><text:span text:style-name="T3_69">o</text:span><text:span text:style-name="T3_70"><text:s/></text:span><text:span text:style-name="T3_71">którym</text:span><text:span text:style-name="T3_72"><text:s/></text:span><text:span text:style-name="T3_73">było</text:span><text:span text:style-name="T3_74"><text:s/></text:span><text:span text:style-name="T3_75">głośno</text:span><text:span text:style-name="T3_76"><text:s/></text:span><text:span text:style-name="T3_77">jeszcze</text:span><text:span text:style-name="T3_78"><text:s/></text:span><text:span text:style-name="T3_79">niedawno</text:span><text:span text:style-name="T3_80"><text:s/></text:span><text:span text:style-name="T3_81">temu</text:span><text:span text:style-name="T3_82">,<text:s/></text:span><text:span text:style-name="T3_83">a</text:span><text:span text:style-name="T3_84"><text:s/></text:span><text:span text:style-name="T3_85">u</text:span><text:span text:style-name="T3_86"><text:s/></text:span><text:span text:style-name="T3_87">większości</text:span><text:span text:style-name="T3_88"><text:s/></text:span><text:span text:style-name="T3_89">Polaków</text:span><text:span text:style-name="T3_90"><text:s/></text:span><text:span text:style-name="T3_91">raczej</text:span><text:span text:style-name="T3_92"><text:s/></text:span><text:span text:style-name="T3_93">nie</text:span><text:span text:style-name="T3_94"><text:s/></text:span><text:span text:style-name="T3_95">ma</text:span><text:span text:style-name="T3_96"><text:s/></text:span><text:span text:style-name="T3_97">pochlebnej</text:span><text:span text:style-name="T3_98"><text:s/></text:span><text:span text:style-name="T3_99">opinii</text:span><text:span text:style-name="T3_100"><text:s/></text:span><text:span text:style-name="T3_101">dzięki</text:span><text:span text:style-name="T3_102"><text:s/></text:span><text:span text:style-name="T3_103">pewnej</text:span><text:span text:style-name="T3_104"><text:s/></text:span><text:span text:style-name="T3_105">grupie</text:span><text:span text:style-name="T3_106"><text:s/></text:span><text:span text:style-name="T3_107">ludzi</text:span><text:span text:style-name="T3_108">,<text:s/></text:span><text:span text:style-name="T3_109">która</text:span><text:span text:style-name="T3_110"><text:s/></text:span><text:span text:style-name="T3_111">zrobiła</text:span><text:span text:style-name="T3_112"><text:s/></text:span><text:span text:style-name="T3_113">to</text:span><text:span text:style-name="T3_114">,<text:s/></text:span><text:span text:style-name="T3_115">co</text:span><text:span text:style-name="T3_116"><text:s/></text:span><text:span text:style-name="T3_117">zrobiła</text:span><text:span text:style-name="T3_118">.<text:s/></text:span><text:span text:style-name="T3_119">Ale</text:span><text:span text:style-name="T3_120"><text:s/></text:span><text:span text:style-name="T3_121">nie</text:span><text:span text:style-name="T3_122"><text:s/></text:span><text:span text:style-name="T3_123">mam</text:span><text:span text:style-name="T3_124"><text:s/></text:span><text:span text:style-name="T3_125">zamiaru</text:span><text:span text:style-name="T3_126"><text:s/></text:span><text:span text:style-name="T3_127">tu</text:span><text:span text:style-name="T3_128"><text:s/></text:span><text:span text:style-name="T3_129">politykować</text:span><text:span text:style-name="T3_130"><text:s/></text:span><text:span text:style-name="T3_131">i</text:span><text:span text:style-name="T3_132"><text:s/></text:span><text:span text:style-name="T3_133">rozstrzygać</text:span><text:span text:style-name="T3_134"><text:s/></text:span><text:span text:style-name="T3_135">sporów</text:span><text:span text:style-name="T3_136">.<text:s/></text:span><text:span text:style-name="T3_137">Chciałem</text:span><text:span text:style-name="T3_138"><text:s/></text:span><text:span text:style-name="T3_139">po</text:span><text:span text:style-name="T3_140"><text:s/></text:span><text:span text:style-name="T3_141">prostu</text:span><text:span text:style-name="T3_142"><text:s/></text:span><text:span text:style-name="T3_143">powiedzieć</text:span><text:span text:style-name="T3_144">,<text:s/></text:span><text:span text:style-name="T3_145">jak</text:span><text:span text:style-name="T3_146"><text:s/></text:span><text:span text:style-name="T3_147">to</text:span><text:span text:style-name="T3_148"><text:s/></text:span><text:span text:style-name="T3_149">niewiele</text:span><text:span text:style-name="T3_150"><text:s/></text:span><text:span text:style-name="T3_151">nas</text:span><text:span text:style-name="T3_152"><text:s/></text:span><text:span text:style-name="T3_153">różni</text:span><text:span text:style-name="T3_154"><text:s/></text:span><text:span text:style-name="T3_155">oraz</text:span><text:span text:style-name="T3_156"><text:s/></text:span><text:span text:style-name="T3_157">jak</text:span><text:span text:style-name="T3_158"><text:s/></text:span><text:span text:style-name="T3_159">to</text:span><text:span text:style-name="T3_160"><text:s/></text:span><text:span text:style-name="T3_161">wygląda</text:span><text:span text:style-name="T3_162"><text:s/></text:span><text:span text:style-name="T3_163">dla</text:span><text:span text:style-name="T3_164"><text:s/></text:span><text:span text:style-name="T3_165">tych</text:span><text:span text:style-name="T3_166"><text:s/></text:span><text:span text:style-name="T3_167">ludzi</text:span><text:span text:style-name="T3_168">,<text:s/></text:span><text:span text:style-name="T3_169">u</text:span><text:span text:style-name="T3_170"><text:s/></text:span><text:span text:style-name="T3_171">których</text:span><text:span text:style-name="T3_172"><text:s/></text:span><text:span text:style-name="T3_173">jednak</text:span><text:span text:style-name="T3_174"><text:s/></text:span><text:span text:style-name="T3_175">było</text:span><text:span text:style-name="T3_176"><text:s/></text:span><text:span text:style-name="T3_177">zagrożenie</text:span><text:span text:style-name="T3_178"><text:s/></text:span><text:span text:style-name="T3_179">wojny</text:span><text:span text:style-name="T3_180"><text:s/></text:span><text:span text:style-name="T3_181">ogólnokrajowej</text:span><text:span text:style-name="T3_182">.</text:span></text:p>
      <text:p text:style-name="P4"/>
      <text:p text:style-name="P5"><text:span text:style-name="T5_1">A</text:span><text:span text:style-name="T5_2"><text:s/></text:span><text:span text:style-name="T5_3">więc</text:span><text:span text:style-name="T5_4">,<text:s/></text:span><text:span text:style-name="T5_5">sama</text:span><text:span text:style-name="T5_6"><text:s/></text:span><text:span text:style-name="T5_7">Ukraina</text:span><text:span text:style-name="T5_8">.<text:s/></text:span><text:span text:style-name="T5_9">Nie</text:span><text:span text:style-name="T5_10"><text:s/></text:span><text:span text:style-name="T5_11">będę</text:span><text:span text:style-name="T5_12"><text:s/></text:span><text:span text:style-name="T5_13">ukrywał</text:span><text:span text:style-name="T5_14">,<text:s/></text:span><text:span text:style-name="T5_15">jest</text:span><text:span text:style-name="T5_16"><text:s/></text:span><text:span text:style-name="T5_17">to</text:span><text:span text:style-name="T5_18"><text:s/></text:span><text:span text:style-name="T5_19">kraj</text:span><text:span text:style-name="T5_20"><text:s/></text:span><text:span text:style-name="T5_21">przepiękny</text:span><text:span text:style-name="T5_22">.<text:s/></text:span><text:span text:style-name="T5_23">Sam</text:span><text:span text:style-name="T5_24"><text:s/></text:span><text:span text:style-name="T5_25">Lwów</text:span><text:span text:style-name="T5_26"><text:s/></text:span><text:span text:style-name="T5_27">wygląda</text:span><text:span text:style-name="T5_28"><text:s/></text:span><text:span text:style-name="T5_29">jak</text:span><text:span text:style-name="T5_30"><text:s/></text:span><text:span text:style-name="T5_31">połączenie</text:span><text:span text:style-name="T5_32"><text:s/></text:span><text:span text:style-name="T5_33">najlepszych</text:span><text:span text:style-name="T5_34"><text:s/></text:span><text:span text:style-name="T5_35">cech</text:span><text:span text:style-name="T5_36"><text:s/></text:span><text:span text:style-name="T5_37">Krakowa</text:span><text:span text:style-name="T5_38">,<text:s/></text:span><text:span text:style-name="T5_39">Gdańska</text:span><text:span text:style-name="T5_40"><text:s/></text:span><text:span text:style-name="T5_41">oraz</text:span><text:span text:style-name="T5_42"><text:s/></text:span><text:span text:style-name="T5_43">Wrocławia</text:span><text:span text:style-name="T5_44">.<text:s/></text:span><text:span text:style-name="T5_45">Pięknie</text:span><text:span text:style-name="T5_46"><text:s/></text:span><text:span text:style-name="T5_47">zachowane</text:span><text:span text:style-name="T5_48"><text:s/></text:span><text:span text:style-name="T5_49">stare</text:span><text:span text:style-name="T5_50"><text:s/></text:span><text:span text:style-name="T5_51">budowle</text:span><text:span text:style-name="T5_52">,<text:s/></text:span><text:span text:style-name="T5_53">o</text:span><text:span text:style-name="T5_54"><text:s/></text:span><text:span text:style-name="T5_55">które</text:span><text:span text:style-name="T5_56"><text:s/></text:span><text:span text:style-name="T5_57">się</text:span><text:span text:style-name="T5_58"><text:s/></text:span><text:span text:style-name="T5_59">dba</text:span><text:span text:style-name="T5_60">,<text:s/></text:span><text:span text:style-name="T5_61">widoki</text:span><text:span text:style-name="T5_62"><text:s/></text:span><text:span text:style-name="T5_63">zapierające</text:span><text:span text:style-name="T5_64"><text:s/></text:span><text:span text:style-name="T5_65">dech</text:span><text:span text:style-name="T5_66"><text:s/></text:span><text:span text:style-name="T5_67">w</text:span><text:span text:style-name="T5_68"><text:s/></text:span><text:span text:style-name="T5_69">piersiach</text:span><text:span text:style-name="T5_70"><text:s/></text:span><text:span text:style-name="T5_71">oraz</text:span><text:span text:style-name="T5_72"><text:s/></text:span><text:span text:style-name="T5_73">otwarci</text:span><text:span text:style-name="T5_74"><text:s/></text:span><text:span text:style-name="T5_75">i</text:span><text:span text:style-name="T5_76"><text:s/></text:span><text:span text:style-name="T5_77">przyjaźni</text:span><text:span text:style-name="T5_78"><text:s/></text:span><text:span text:style-name="T5_79">ludzie</text:span><text:span text:style-name="T5_80">.<text:s/></text:span><text:span text:style-name="T5_81">Nowoczesne</text:span><text:span text:style-name="T5_82"><text:s/></text:span><text:span text:style-name="T5_83">budowle</text:span><text:span text:style-name="T5_84"><text:s/></text:span><text:span text:style-name="T5_85">nie</text:span><text:span text:style-name="T5_86"><text:s/></text:span><text:span text:style-name="T5_87">są</text:span><text:span text:style-name="T5_88"><text:s/></text:span><text:span text:style-name="T5_89">stawiane</text:span><text:span text:style-name="T5_90"><text:s/></text:span><text:span text:style-name="T5_91">w</text:span><text:span text:style-name="T5_92"><text:s/></text:span><text:span text:style-name="T5_93">miejsca</text:span><text:span text:style-name="T5_94"><text:s/></text:span><text:span text:style-name="T5_95">zabytkowych</text:span><text:span text:style-name="T5_96">,<text:s/></text:span><text:span text:style-name="T5_97">a</text:span><text:span text:style-name="T5_98"><text:s/></text:span><text:span text:style-name="T5_99">odpowiednio</text:span><text:span text:style-name="T5_100"><text:s/></text:span><text:span text:style-name="T5_101">budowane</text:span><text:span text:style-name="T5_102">,<text:s/></text:span><text:span text:style-name="T5_103">aby</text:span><text:span text:style-name="T5_104"><text:s/></text:span><text:span text:style-name="T5_105">ładnie</text:span><text:span text:style-name="T5_106"><text:s/></text:span><text:span text:style-name="T5_107">komponować</text:span><text:span text:style-name="T5_108"><text:s/></text:span><text:span text:style-name="T5_109">się</text:span><text:span text:style-name="T5_110"><text:s/></text:span><text:span text:style-name="T5_111">ze</text:span><text:span text:style-name="T5_112"><text:s/></text:span><text:span text:style-name="T5_113">starymi</text:span><text:span text:style-name="T5_114"><text:s/></text:span><text:span text:style-name="T5_115">kamienicami</text:span><text:span text:style-name="T5_116"><text:s/></text:span><text:span text:style-name="T5_117">albo</text:span><text:span text:style-name="T5_118"><text:s/></text:span><text:span text:style-name="T5_119">też</text:span><text:span text:style-name="T5_120"><text:s/></text:span><text:span text:style-name="T5_121">umieszcza</text:span><text:span text:style-name="T5_122"><text:s/></text:span><text:span text:style-name="T5_123">się</text:span><text:span text:style-name="T5_124"><text:s/></text:span><text:span text:style-name="T5_125">je</text:span><text:span text:style-name="T5_126"><text:s/></text:span><text:span text:style-name="T5_127">niedaleko</text:span><text:span text:style-name="T5_128"><text:s/></text:span><text:span text:style-name="T5_129">poza</text:span><text:span text:style-name="T5_130"><text:s/></text:span><text:span text:style-name="T5_131">centrum</text:span><text:span text:style-name="T5_132"><text:s/></text:span><text:span text:style-name="T5_133">miasta</text:span><text:span text:style-name="T5_134">.<text:s/></text:span><text:span text:style-name="T5_135">Problemem</text:span><text:span text:style-name="T5_136">,<text:s/></text:span><text:span text:style-name="T5_137">który</text:span><text:span text:style-name="T5_138"><text:s/></text:span><text:span text:style-name="T5_139">jednak</text:span><text:span text:style-name="T5_140"><text:s/></text:span><text:span text:style-name="T5_141">mocno</text:span><text:span text:style-name="T5_142"><text:s/></text:span><text:span text:style-name="T5_143">gryzie</text:span><text:span text:style-name="T5_144"><text:s/></text:span><text:span text:style-name="T5_145">Ukrainę</text:span><text:span text:style-name="T5_146">,<text:s/></text:span><text:span text:style-name="T5_147">są</text:span><text:span text:style-name="T5_148"><text:s/></text:span><text:span text:style-name="T5_149">drogi</text:span><text:span text:style-name="T5_150">.<text:s/></text:span><text:span text:style-name="T5_151">W</text:span><text:span text:style-name="T5_152"><text:s/></text:span><text:span text:style-name="T5_153">Polsce</text:span><text:span text:style-name="T5_154"><text:s/></text:span><text:span text:style-name="T5_155">żartuje</text:span><text:span text:style-name="T5_156"><text:s/></text:span><text:span text:style-name="T5_157">się</text:span><text:span text:style-name="T5_158">,<text:s/></text:span><text:span text:style-name="T5_159">jakie</text:span><text:span text:style-name="T5_160"><text:s/></text:span><text:span text:style-name="T5_161">to</text:span><text:span text:style-name="T5_162"><text:s/></text:span><text:span text:style-name="T5_163">dziury</text:span><text:span text:style-name="T5_164"><text:s/></text:span><text:span text:style-name="T5_165">tutaj</text:span><text:span text:style-name="T5_166"><text:s/></text:span><text:span text:style-name="T5_167">mamy</text:span><text:span text:style-name="T5_168"><text:s/></text:span><text:span text:style-name="T5_169">i</text:span><text:span text:style-name="T5_170"><text:s/></text:span><text:span text:style-name="T5_171">jak</text:span><text:span text:style-name="T5_172"><text:s/></text:span><text:span text:style-name="T5_173">to</text:span><text:span text:style-name="T5_174"><text:s/></text:span><text:span text:style-name="T5_175">zawieszenie</text:span><text:span text:style-name="T5_176"><text:s/></text:span><text:span text:style-name="T5_177">nam</text:span><text:span text:style-name="T5_178"><text:s/></text:span><text:span text:style-name="T5_179">się</text:span><text:span text:style-name="T5_180"><text:s/></text:span><text:span text:style-name="T5_181">niszczy</text:span><text:span text:style-name="T5_182">.<text:s/></text:span><text:span text:style-name="T5_183">Na</text:span><text:span text:style-name="T5_184"><text:s/></text:span><text:span text:style-name="T5_185">Ukrainie</text:span><text:span text:style-name="T5_186"><text:s/></text:span><text:span text:style-name="T5_187">to</text:span><text:span text:style-name="T5_188"><text:s/></text:span><text:span text:style-name="T5_189">zawieszenie</text:span><text:span text:style-name="T5_190"><text:s/></text:span><text:span text:style-name="T5_191">się</text:span><text:span text:style-name="T5_192"><text:s/></text:span><text:span text:style-name="T5_193">nie</text:span><text:span text:style-name="T5_194"><text:s/></text:span><text:span text:style-name="T5_195">niszczy</text:span><text:span text:style-name="T5_196">,<text:s/></text:span><text:span text:style-name="T5_197">ono</text:span><text:span text:style-name="T5_198"><text:s/></text:span><text:span text:style-name="T5_199">zostaje</text:span><text:span text:style-name="T5_200"><text:s/></text:span><text:span text:style-name="T5_201">w</text:span><text:span text:style-name="T5_202"><text:s/></text:span><text:span text:style-name="T5_203">miejscu</text:span><text:span text:style-name="T5_204">,<text:s/></text:span><text:span text:style-name="T5_205">a</text:span><text:span text:style-name="T5_206"><text:s/></text:span><text:span text:style-name="T5_207">samochód</text:span><text:span text:style-name="T5_208"><text:s/></text:span><text:span text:style-name="T5_209">jedzie</text:span><text:span text:style-name="T5_210"><text:s/></text:span><text:span text:style-name="T5_211">dalej</text:span><text:span text:style-name="T5_212">.<text:s/></text:span><text:span text:style-name="T5_213">Ewentualnie</text:span><text:span text:style-name="T5_214"><text:s/></text:span><text:span text:style-name="T5_215">wpadacie</text:span><text:span text:style-name="T5_216"><text:s/></text:span><text:span text:style-name="T5_217">do</text:span><text:span text:style-name="T5_218"><text:s/></text:span><text:span text:style-name="T5_219">jakiejś</text:span><text:span text:style-name="T5_220"><text:s/></text:span><text:span text:style-name="T5_221">dziury</text:span><text:span text:style-name="T5_222"><text:s/></text:span><text:span text:style-name="T5_223">i</text:span><text:span text:style-name="T5_224"><text:s/></text:span><text:span text:style-name="T5_225">lądujecie</text:span><text:span text:style-name="T5_226"><text:s/></text:span><text:span text:style-name="T5_227">po</text:span><text:span text:style-name="T5_228"><text:s/></text:span><text:span text:style-name="T5_229">drugiej</text:span><text:span text:style-name="T5_230"><text:s/></text:span><text:span text:style-name="T5_231">stronie</text:span><text:span text:style-name="T5_232"><text:s/></text:span><text:span text:style-name="T5_233">globu</text:span><text:span text:style-name="T5_234">.<text:s/></text:span><text:span text:style-name="T5_235">Ale</text:span><text:span text:style-name="T5_236"><text:s/></text:span><text:span text:style-name="T5_237">tak</text:span><text:span text:style-name="T5_238"><text:s/></text:span><text:span text:style-name="T5_239">nieco</text:span><text:span text:style-name="T5_240"><text:s/></text:span><text:span text:style-name="T5_241">poważniej</text:span><text:span text:style-name="T5_242">,<text:s/></text:span><text:span text:style-name="T5_243">te</text:span><text:span text:style-name="T5_244"><text:s/></text:span><text:span text:style-name="T5_245">drogi</text:span><text:span text:style-name="T5_246">,<text:s/></text:span><text:span text:style-name="T5_247">które</text:span><text:span text:style-name="T5_248"><text:s/></text:span><text:span text:style-name="T5_249">nie</text:span><text:span text:style-name="T5_250"><text:s/></text:span><text:span text:style-name="T5_251">zostały</text:span><text:span text:style-name="T5_252"><text:s/></text:span><text:span text:style-name="T5_253">jeszcze</text:span><text:span text:style-name="T5_254"><text:s/></text:span><text:span text:style-name="T5_255">wyremontowane</text:span><text:span text:style-name="T5_256">,<text:s/></text:span><text:span text:style-name="T5_257">a</text:span><text:span text:style-name="T5_258"><text:s/></text:span><text:span text:style-name="T5_259">jest</text:span><text:span text:style-name="T5_260"><text:s/></text:span><text:span text:style-name="T5_261">ich</text:span><text:span text:style-name="T5_262"><text:s/></text:span><text:span text:style-name="T5_263">bardzo</text:span><text:span text:style-name="T5_264"><text:s/></text:span><text:span text:style-name="T5_265">duża</text:span><text:span text:style-name="T5_266"><text:s/></text:span><text:span text:style-name="T5_267">ilość</text:span><text:span text:style-name="T5_268">,<text:s/></text:span><text:span text:style-name="T5_269">są</text:span><text:span text:style-name="T5_270"><text:s/></text:span><text:span text:style-name="T5_271">straszne</text:span><text:span text:style-name="T5_272"><text:s/></text:span><text:span text:style-name="T5_273">na</text:span><text:span text:style-name="T5_274"><text:s/></text:span><text:span text:style-name="T5_275">samym</text:span><text:span text:style-name="T5_276"><text:s/></text:span><text:span text:style-name="T5_277">początku</text:span><text:span text:style-name="T5_278">,<text:s/></text:span><text:span text:style-name="T5_279">kiedy</text:span><text:span text:style-name="T5_280"><text:s/></text:span><text:span text:style-name="T5_281">człowiek</text:span><text:span text:style-name="T5_282"><text:s/></text:span><text:span text:style-name="T5_283">nie</text:span><text:span text:style-name="T5_284"><text:s/></text:span><text:span text:style-name="T5_285">jest</text:span><text:span text:style-name="T5_286"><text:s/></text:span><text:span text:style-name="T5_287">kompletnie</text:span><text:span text:style-name="T5_288"><text:s/></text:span><text:span text:style-name="T5_289">do</text:span><text:span text:style-name="T5_290"><text:s/></text:span><text:span text:style-name="T5_291">nich</text:span><text:span text:style-name="T5_292"><text:s/></text:span><text:span text:style-name="T5_293">przystosowany</text:span><text:span text:style-name="T5_294">,<text:s/></text:span><text:span text:style-name="T5_295">ale</text:span><text:span text:style-name="T5_296"><text:s/></text:span><text:span text:style-name="T5_297">po</text:span><text:span text:style-name="T5_298"><text:s/></text:span><text:span text:style-name="T5_299">pewnym</text:span><text:span text:style-name="T5_300"><text:s text:c="2"/></text:span><text:span text:style-name="T5_301">czasie</text:span><text:span text:style-name="T5_302"><text:s/></text:span><text:span text:style-name="T5_303">przestają</text:span><text:span text:style-name="T5_304"><text:s/></text:span><text:span text:style-name="T5_305">one</text:span><text:span text:style-name="T5_306"><text:s/></text:span><text:span text:style-name="T5_307">być</text:span><text:span text:style-name="T5_308"><text:s/></text:span><text:span text:style-name="T5_309">większym</text:span><text:span text:style-name="T5_310"><text:s/></text:span><text:span text:style-name="T5_311">problemem</text:span><text:span text:style-name="T5_312">.<text:s/></text:span></text:p>
      <text:p text:style-name="P6"/>
      <text:p text:style-name="P7"><text:span text:style-name="T7_1">Co</text:span><text:span text:style-name="T7_2"><text:s/></text:span><text:span text:style-name="T7_3">do</text:span><text:span text:style-name="T7_4"><text:s/></text:span><text:span text:style-name="T7_5">samych</text:span><text:span text:style-name="T7_6"><text:s/></text:span><text:span text:style-name="T7_7">mieszkańców</text:span><text:span text:style-name="T7_8">,<text:s/></text:span><text:span text:style-name="T7_9">jak</text:span><text:span text:style-name="T7_10"><text:s/></text:span><text:span text:style-name="T7_11">wspomniałem</text:span><text:span text:style-name="T7_12">,<text:s/></text:span><text:span text:style-name="T7_13">w</text:span><text:span text:style-name="T7_14"><text:s/></text:span><text:span text:style-name="T7_15">zdecydowanej</text:span><text:span text:style-name="T7_16"><text:s/></text:span><text:span text:style-name="T7_17">większości</text:span><text:span text:style-name="T7_18"><text:s/></text:span><text:span text:style-name="T7_19">są</text:span><text:span text:style-name="T7_20"><text:s/></text:span><text:span text:style-name="T7_21">to</text:span><text:span text:style-name="T7_22"><text:s/></text:span><text:span text:style-name="T7_23">bardzo</text:span><text:span text:style-name="T7_24"><text:s/></text:span><text:span text:style-name="T7_25">mili</text:span><text:span text:style-name="T7_26">,<text:s/></text:span><text:span text:style-name="T7_27">spokojni</text:span><text:span text:style-name="T7_28"><text:s/></text:span><text:span text:style-name="T7_29">ludzie</text:span><text:span text:style-name="T7_30">,<text:s/></text:span><text:span text:style-name="T7_31">z</text:span><text:span text:style-name="T7_32"><text:s/></text:span><text:span text:style-name="T7_33">którymi</text:span><text:span text:style-name="T7_34"><text:s/></text:span><text:span text:style-name="T7_35">nie</text:span><text:span text:style-name="T7_36"><text:s/></text:span><text:span text:style-name="T7_37">ma</text:span><text:span text:style-name="T7_38"><text:s/></text:span><text:span text:style-name="T7_39">co</text:span><text:span text:style-name="T7_40"><text:s/></text:span><text:span text:style-name="T7_41">ukrywać</text:span><text:span text:style-name="T7_42">,<text:s/></text:span><text:span text:style-name="T7_43">można</text:span><text:span text:style-name="T7_44"><text:s/></text:span><text:span text:style-name="T7_45">pić</text:span><text:span text:style-name="T7_46"><text:s/></text:span><text:span text:style-name="T7_47">ile</text:span><text:span text:style-name="T7_48"><text:s/></text:span><text:span text:style-name="T7_49">się</text:span><text:span text:style-name="T7_50"><text:s/></text:span><text:span text:style-name="T7_51">da</text:span><text:span text:style-name="T7_52">.<text:s/></text:span><text:span text:style-name="T7_53">Szczególnie</text:span><text:span text:style-name="T7_54"><text:s/></text:span><text:span text:style-name="T7_55">jak</text:span><text:span text:style-name="T7_56"><text:s/></text:span><text:span text:style-name="T7_57">mówi</text:span><text:span text:style-name="T7_58"><text:s/></text:span><text:span text:style-name="T7_59">się</text:span><text:span text:style-name="T7_60"><text:s/></text:span><text:span text:style-name="T7_61">im</text:span><text:span text:style-name="T7_62">,<text:s/></text:span><text:span text:style-name="T7_63">że</text:span><text:span text:style-name="T7_64"><text:s/></text:span><text:span text:style-name="T7_65">jest</text:span><text:span text:style-name="T7_66"><text:s/></text:span><text:span text:style-name="T7_67">się</text:span><text:span text:style-name="T7_68"><text:s/></text:span><text:span text:style-name="T7_69">Polakiem</text:span><text:span text:style-name="T7_70">.<text:s/></text:span><text:span text:style-name="T7_71">Wielu</text:span><text:span text:style-name="T7_72"><text:s/></text:span><text:span text:style-name="T7_73">z</text:span><text:span text:style-name="T7_74"><text:s/></text:span><text:span text:style-name="T7_75">nich</text:span><text:span text:style-name="T7_76">,<text:s/></text:span><text:span text:style-name="T7_77">z</text:span><text:span text:style-name="T7_78"><text:s/></text:span><text:span text:style-name="T7_79">racji</text:span><text:span text:style-name="T7_80"><text:s/></text:span><text:span text:style-name="T7_81">tego</text:span><text:span text:style-name="T7_82">,<text:s/></text:span><text:span text:style-name="T7_83">że</text:span><text:span text:style-name="T7_84"><text:s/></text:span><text:span text:style-name="T7_85">jednak</text:span><text:span text:style-name="T7_86"><text:s/></text:span><text:span text:style-name="T7_87">Ukraina</text:span><text:span text:style-name="T7_88">,<text:s/></text:span><text:span text:style-name="T7_89">będąca</text:span><text:span text:style-name="T7_90"><text:s/></text:span><text:span text:style-name="T7_91">poza</text:span><text:span text:style-name="T7_92"><text:s/></text:span><text:span text:style-name="T7_93">Unią</text:span><text:span text:style-name="T7_94">,<text:s/></text:span><text:span text:style-name="T7_95">która</text:span><text:span text:style-name="T7_96"><text:s/></text:span><text:span text:style-name="T7_97">mogłaby</text:span><text:span text:style-name="T7_98"><text:s/></text:span><text:span text:style-name="T7_99">ją</text:span><text:span text:style-name="T7_100"><text:s/></text:span><text:span text:style-name="T7_101">dofinansować</text:span><text:span text:style-name="T7_102">,<text:s/></text:span><text:span text:style-name="T7_103">do</text:span><text:span text:style-name="T7_104"><text:s/></text:span><text:span text:style-name="T7_105">bardzo</text:span><text:span text:style-name="T7_106"><text:s/></text:span><text:span text:style-name="T7_107">bogatych</text:span><text:span text:style-name="T7_108"><text:s/></text:span><text:span text:style-name="T7_109">krajów</text:span><text:span text:style-name="T7_110"><text:s/></text:span><text:span text:style-name="T7_111">nie</text:span><text:span text:style-name="T7_112"><text:s/></text:span><text:span text:style-name="T7_113">należy</text:span><text:span text:style-name="T7_114">,<text:s/></text:span><text:span text:style-name="T7_115">przyjeżdżało</text:span><text:span text:style-name="T7_116"><text:s/></text:span><text:span text:style-name="T7_117">do</text:span><text:span text:style-name="T7_118"><text:s/></text:span><text:span text:style-name="T7_119">Polski</text:span><text:span text:style-name="T7_120"><text:s/></text:span><text:span text:style-name="T7_121">w</text:span><text:span text:style-name="T7_122"><text:s/></text:span><text:span text:style-name="T7_123">poszukiwaniu</text:span><text:span text:style-name="T7_124"><text:s/></text:span><text:span text:style-name="T7_125">pracy</text:span><text:span text:style-name="T7_126"><text:s/></text:span><text:span text:style-name="T7_127">i</text:span><text:span text:style-name="T7_128"><text:s/></text:span><text:span text:style-name="T7_129">pieniędzy</text:span><text:span text:style-name="T7_130">.<text:s/></text:span><text:span text:style-name="T7_131">U</text:span><text:span text:style-name="T7_132"><text:s/></text:span><text:span text:style-name="T7_133">nas</text:span><text:span text:style-name="T7_134"><text:s/></text:span><text:span text:style-name="T7_135">młodzi</text:span><text:span text:style-name="T7_136"><text:s/></text:span><text:span text:style-name="T7_137">wyjeżdżają</text:span><text:span text:style-name="T7_138"><text:s/></text:span><text:span text:style-name="T7_139">do</text:span><text:span text:style-name="T7_140"><text:s/></text:span><text:span text:style-name="T7_141">Niemiec</text:span><text:span text:style-name="T7_142">,<text:s/></text:span><text:span text:style-name="T7_143">Anglii</text:span><text:span text:style-name="T7_144"><text:s/></text:span><text:span text:style-name="T7_145">czy</text:span><text:span text:style-name="T7_146"><text:s/></text:span><text:span text:style-name="T7_147">Szkocji</text:span><text:span text:style-name="T7_148">,<text:s/></text:span><text:span text:style-name="T7_149">a</text:span><text:span text:style-name="T7_150"><text:s/></text:span><text:span text:style-name="T7_151">młodzi</text:span><text:span text:style-name="T7_152"><text:s/></text:span><text:span text:style-name="T7_153">ludzie</text:span><text:span text:style-name="T7_154"><text:s/></text:span><text:span text:style-name="T7_155">z</text:span><text:span text:style-name="T7_156"><text:s/></text:span><text:span text:style-name="T7_157">Ukrainy</text:span><text:span text:style-name="T7_158"><text:s/></text:span><text:span text:style-name="T7_159">przyjeżdżają</text:span><text:span text:style-name="T7_160">,<text:s/></text:span><text:span text:style-name="T7_161">jeżeli</text:span><text:span text:style-name="T7_162"><text:s/></text:span><text:span text:style-name="T7_163">oczywiście</text:span><text:span text:style-name="T7_164"><text:s/></text:span><text:span text:style-name="T7_165">mają</text:span><text:span text:style-name="T7_166"><text:s/></text:span><text:span text:style-name="T7_167">taką</text:span><text:span text:style-name="T7_168"><text:s/></text:span><text:span text:style-name="T7_169">możliwość</text:span><text:span text:style-name="T7_170">,<text:s/></text:span><text:span text:style-name="T7_171">tutaj</text:span><text:span text:style-name="T7_172">,<text:s/></text:span><text:span text:style-name="T7_173">do</text:span><text:span text:style-name="T7_174"><text:s/></text:span><text:span text:style-name="T7_175">Polski</text:span><text:span text:style-name="T7_176">,<text:s/></text:span><text:span text:style-name="T7_177">by</text:span><text:span text:style-name="T7_178"><text:s/></text:span><text:span text:style-name="T7_179">pracować</text:span><text:span text:style-name="T7_180">.<text:s/></text:span><text:span text:style-name="T7_181">W</text:span><text:span text:style-name="T7_182"><text:s/></text:span><text:span text:style-name="T7_183">dodatku</text:span><text:span text:style-name="T7_184"><text:s/></text:span><text:span text:style-name="T7_185">muszą</text:span><text:span text:style-name="T7_186"><text:s/></text:span><text:span text:style-name="T7_187">załatwiać</text:span><text:span text:style-name="T7_188"><text:s/></text:span><text:span text:style-name="T7_189">wizę</text:span><text:span text:style-name="T7_190">,<text:s/></text:span><text:span text:style-name="T7_191">inaczej</text:span><text:span text:style-name="T7_192"><text:s/></text:span><text:span text:style-name="T7_193">nie</text:span><text:span text:style-name="T7_194"><text:s/></text:span><text:span text:style-name="T7_195">mają</text:span><text:span text:style-name="T7_196"><text:s/></text:span><text:span text:style-name="T7_197">kompletnego</text:span><text:span text:style-name="T7_198"><text:s/></text:span><text:span text:style-name="T7_199">prawa</text:span><text:span text:style-name="T7_200"><text:s/></text:span><text:span text:style-name="T7_201">wjazdu</text:span><text:span text:style-name="T7_202">.<text:s/></text:span><text:span text:style-name="T7_203">Jest</text:span><text:span text:style-name="T7_204"><text:s/></text:span><text:span text:style-name="T7_205">to</text:span><text:span text:style-name="T7_206"><text:s/></text:span><text:span text:style-name="T7_207">proces</text:span><text:span text:style-name="T7_208"><text:s/></text:span><text:span text:style-name="T7_209">czasochłonny</text:span><text:span text:style-name="T7_210"><text:s/></text:span><text:span text:style-name="T7_211">i</text:span><text:span text:style-name="T7_212"><text:s/></text:span><text:span text:style-name="T7_213">jednak</text:span><text:span text:style-name="T7_214"><text:s/></text:span><text:span text:style-name="T7_215">trochę</text:span><text:span text:style-name="T7_216"><text:s/></text:span><text:span text:style-name="T7_217">kosztowny</text:span><text:span text:style-name="T7_218">,<text:s/></text:span><text:span text:style-name="T7_219">więc</text:span><text:span text:style-name="T7_220"><text:s/></text:span><text:span text:style-name="T7_221">nie</text:span><text:span text:style-name="T7_222"><text:s/></text:span><text:span text:style-name="T7_223">każdy</text:span><text:span text:style-name="T7_224"><text:s/></text:span><text:span text:style-name="T7_225">może</text:span><text:span text:style-name="T7_226"><text:s/></text:span><text:span text:style-name="T7_227">sobie</text:span><text:span text:style-name="T7_228"><text:s/></text:span><text:span text:style-name="T7_229">na</text:span><text:span text:style-name="T7_230"><text:s/></text:span><text:span text:style-name="T7_231">to</text:span><text:span text:style-name="T7_232"><text:s/></text:span><text:span text:style-name="T7_233">pozwolić</text:span><text:span text:style-name="T7_234">.<text:s/></text:span></text:p>
      <text:p text:style-name="P8"/>
      <text:p text:style-name="P9"><text:span text:style-name="T9_1">A</text:span><text:span text:style-name="T9_2"><text:s/></text:span><text:span text:style-name="T9_3">teraz</text:span><text:span text:style-name="T9_4"><text:s/></text:span><text:span text:style-name="T9_5">rzecz</text:span><text:span text:style-name="T9_6"><text:s/></text:span><text:span text:style-name="T9_7">jednak</text:span><text:span text:style-name="T9_8"><text:s/></text:span><text:span text:style-name="T9_9">już</text:span><text:span text:style-name="T9_10"><text:s/></text:span><text:span text:style-name="T9_11">bardziej</text:span><text:span text:style-name="T9_12"><text:s/></text:span><text:span text:style-name="T9_13">przykra</text:span><text:span text:style-name="T9_14">,<text:s/></text:span><text:span text:style-name="T9_15">czyli</text:span><text:span text:style-name="T9_16"><text:s/></text:span><text:span text:style-name="T9_17">cała</text:span><text:span text:style-name="T9_18"><text:s/></text:span><text:span text:style-name="T9_19">sytuacja</text:span><text:span text:style-name="T9_20"><text:s/></text:span><text:span text:style-name="T9_21">na</text:span><text:span text:style-name="T9_22"><text:s/></text:span><text:span text:style-name="T9_23">Krymie</text:span><text:span text:style-name="T9_24">.<text:s/></text:span><text:span text:style-name="T9_25">Jak</text:span><text:span text:style-name="T9_26"><text:s/></text:span><text:span text:style-name="T9_27">by</text:span><text:span text:style-name="T9_28"><text:s/></text:span><text:span text:style-name="T9_29">na</text:span><text:span text:style-name="T9_30"><text:s/></text:span><text:span text:style-name="T9_31">to</text:span><text:span text:style-name="T9_32"><text:s/></text:span><text:span text:style-name="T9_33">nie</text:span><text:span text:style-name="T9_34"><text:s/></text:span><text:span text:style-name="T9_35">patrzeć</text:span><text:span text:style-name="T9_36">,<text:s/></text:span><text:span text:style-name="T9_37">był</text:span><text:span text:style-name="T9_38"><text:s/></text:span><text:span text:style-name="T9_39">to</text:span><text:span text:style-name="T9_40"><text:s/></text:span><text:span text:style-name="T9_41">konflikt</text:span><text:span text:style-name="T9_42"><text:s/></text:span><text:span text:style-name="T9_43">zbrojny</text:span><text:span text:style-name="T9_44">,<text:s/></text:span><text:span text:style-name="T9_45">którego</text:span><text:span text:style-name="T9_46"><text:s/></text:span><text:span text:style-name="T9_47">echa</text:span><text:span text:style-name="T9_48"><text:s/></text:span><text:span text:style-name="T9_49">słychać</text:span><text:span text:style-name="T9_50"><text:s/></text:span><text:span text:style-name="T9_51">do</text:span><text:span text:style-name="T9_52"><text:s/></text:span><text:span text:style-name="T9_53">dziś</text:span><text:span text:style-name="T9_54">.<text:s/></text:span><text:span text:style-name="T9_55">Wielu</text:span><text:span text:style-name="T9_56"><text:s/></text:span><text:span text:style-name="T9_57">ludzi</text:span><text:span text:style-name="T9_58"><text:s/></text:span><text:span text:style-name="T9_59">z</text:span><text:span text:style-name="T9_60"><text:s/></text:span><text:span text:style-name="T9_61">tamtych</text:span><text:span text:style-name="T9_62"><text:s/></text:span><text:span text:style-name="T9_63">rejonów</text:span><text:span text:style-name="T9_64"><text:s/></text:span><text:span text:style-name="T9_65">musiało</text:span><text:span text:style-name="T9_66"><text:s/></text:span><text:span text:style-name="T9_67">uciekać</text:span><text:span text:style-name="T9_68"><text:s/></text:span><text:span text:style-name="T9_69">na</text:span><text:span text:style-name="T9_70"><text:s/></text:span><text:span text:style-name="T9_71">zachód</text:span><text:span text:style-name="T9_72"><text:s/></text:span><text:span text:style-name="T9_73">kraju</text:span><text:span text:style-name="T9_74">,<text:s/></text:span><text:span text:style-name="T9_75">gdyż</text:span><text:span text:style-name="T9_76"><text:s/></text:span><text:span text:style-name="T9_77">bali</text:span><text:span text:style-name="T9_78"><text:s/></text:span><text:span text:style-name="T9_79">się</text:span><text:span text:style-name="T9_80"><text:s/></text:span><text:span text:style-name="T9_81">o</text:span><text:span text:style-name="T9_82"><text:s/></text:span><text:span text:style-name="T9_83">swoje</text:span><text:span text:style-name="T9_84"><text:s/></text:span><text:span text:style-name="T9_85">życia</text:span><text:span text:style-name="T9_86">.<text:s/></text:span><text:span text:style-name="T9_87">Do</text:span><text:span text:style-name="T9_88"><text:s/></text:span><text:span text:style-name="T9_89">dziś</text:span><text:span text:style-name="T9_90"><text:s/></text:span><text:span text:style-name="T9_91">na</text:span><text:span text:style-name="T9_92"><text:s/></text:span><text:span text:style-name="T9_93">ulicach</text:span><text:span text:style-name="T9_94"><text:s/></text:span><text:span text:style-name="T9_95">i</text:span><text:span text:style-name="T9_96"><text:s/></text:span><text:span text:style-name="T9_97">w</text:span><text:span text:style-name="T9_98"><text:s/></text:span><text:span text:style-name="T9_99">sklepach</text:span><text:span text:style-name="T9_100"><text:s/></text:span><text:span text:style-name="T9_101">zbierane</text:span><text:span text:style-name="T9_102"><text:s/></text:span><text:span text:style-name="T9_103">są</text:span><text:span text:style-name="T9_104"><text:s/></text:span><text:span text:style-name="T9_105">pieniądze</text:span><text:span text:style-name="T9_106">,<text:s/></text:span><text:span text:style-name="T9_107">by</text:span><text:span text:style-name="T9_108"><text:s/></text:span><text:span text:style-name="T9_109">dofinansować</text:span><text:span text:style-name="T9_110"><text:s/></text:span><text:span text:style-name="T9_111">żołnierzy</text:span><text:span text:style-name="T9_112">,<text:s/></text:span><text:span text:style-name="T9_113">którzy</text:span><text:span text:style-name="T9_114"><text:s/></text:span><text:span text:style-name="T9_115">tam</text:span><text:span text:style-name="T9_116"><text:s/></text:span><text:span text:style-name="T9_117">stacjonują</text:span><text:span text:style-name="T9_118"><text:s/></text:span><text:span text:style-name="T9_119">i</text:span><text:span text:style-name="T9_120"><text:s/></text:span><text:span text:style-name="T9_121">czekają</text:span><text:span text:style-name="T9_122"><text:s/></text:span><text:span text:style-name="T9_123">na</text:span><text:span text:style-name="T9_124"><text:s/></text:span><text:span text:style-name="T9_125">ewentualny</text:span><text:span text:style-name="T9_126"><text:s/></text:span><text:span text:style-name="T9_127">ruch</text:span><text:span text:style-name="T9_128"><text:s/></text:span><text:span text:style-name="T9_129">ze</text:span><text:span text:style-name="T9_130"><text:s/></text:span><text:span text:style-name="T9_131">strony</text:span><text:span text:style-name="T9_132"><text:s/></text:span><text:span text:style-name="T9_133">Rosji</text:span><text:span text:style-name="T9_134">.<text:s/></text:span><text:span text:style-name="T9_135">Ale</text:span><text:span text:style-name="T9_136"><text:s/></text:span><text:span text:style-name="T9_137">jednak</text:span><text:span text:style-name="T9_138">….<text:s/></text:span><text:span text:style-name="T9_139">nie</text:span><text:span text:style-name="T9_140"><text:s/></text:span><text:span text:style-name="T9_141">wpływa</text:span><text:span text:style-name="T9_142"><text:s/></text:span><text:span text:style-name="T9_143">to</text:span><text:span text:style-name="T9_144"><text:s/></text:span><text:span text:style-name="T9_145">na</text:span><text:span text:style-name="T9_146"><text:s/></text:span><text:span text:style-name="T9_147">codzienne</text:span><text:span text:style-name="T9_148"><text:s/></text:span><text:span text:style-name="T9_149">życie</text:span><text:span text:style-name="T9_150">.<text:s/></text:span><text:span text:style-name="T9_151">Ludzie</text:span><text:span text:style-name="T9_152"><text:s/></text:span><text:span text:style-name="T9_153">dalej</text:span><text:span text:style-name="T9_154"><text:s/></text:span><text:span text:style-name="T9_155">się</text:span><text:span text:style-name="T9_156"><text:s/></text:span><text:span text:style-name="T9_157">śmieją</text:span><text:span text:style-name="T9_158">,<text:s/></text:span><text:span text:style-name="T9_159">cieszą</text:span><text:span text:style-name="T9_160"><text:s/></text:span><text:span text:style-name="T9_161">życiem</text:span><text:span text:style-name="T9_162"><text:s/></text:span><text:span text:style-name="T9_163">i</text:span><text:span text:style-name="T9_164"><text:s/></text:span><text:span text:style-name="T9_165">starają</text:span><text:span text:style-name="T9_166"><text:s/></text:span><text:span text:style-name="T9_167">się</text:span><text:span text:style-name="T9_168"><text:s/></text:span><text:span text:style-name="T9_169">chwytać</text:span><text:span text:style-name="T9_170"><text:s/></text:span><text:span text:style-name="T9_171">każdy</text:span><text:span text:style-name="T9_172"><text:s/></text:span><text:span text:style-name="T9_173">dzień</text:span><text:span text:style-name="T9_174">.<text:s/></text:span><text:span text:style-name="T9_175">Nie</text:span><text:span text:style-name="T9_176"><text:s/></text:span><text:span text:style-name="T9_177">spotka</text:span><text:span text:style-name="T9_178"><text:s/></text:span><text:span text:style-name="T9_179">się</text:span><text:span text:style-name="T9_180"><text:s/></text:span><text:span text:style-name="T9_181">na</text:span><text:span text:style-name="T9_182"><text:s/></text:span><text:span text:style-name="T9_183">ulicach</text:span><text:span text:style-name="T9_184"><text:s/></text:span><text:span text:style-name="T9_185">osób</text:span><text:span text:style-name="T9_186"><text:s/></text:span><text:span text:style-name="T9_187">łkających</text:span><text:span text:style-name="T9_188"><text:s/></text:span><text:span text:style-name="T9_189">nad</text:span><text:span text:style-name="T9_190"><text:s/></text:span><text:span text:style-name="T9_191">losem</text:span><text:span text:style-name="T9_192"><text:s/></text:span><text:span text:style-name="T9_193">Krymu</text:span><text:span text:style-name="T9_194">.<text:s/></text:span><text:span text:style-name="T9_195">Co</text:span><text:span text:style-name="T9_196"><text:s/></text:span><text:span text:style-name="T9_197">najwyżej</text:span><text:span text:style-name="T9_198"><text:s/></text:span><text:span text:style-name="T9_199">podejdzie</text:span><text:span text:style-name="T9_200"><text:s/></text:span><text:span text:style-name="T9_201">do</text:span><text:span text:style-name="T9_202"><text:s/></text:span><text:span text:style-name="T9_203">Ciebie</text:span><text:span text:style-name="T9_204"><text:s/></text:span><text:span text:style-name="T9_205">dwóch</text:span><text:span text:style-name="T9_206"><text:s/></text:span><text:span text:style-name="T9_207">panów</text:span><text:span text:style-name="T9_208"><text:s/></text:span><text:span text:style-name="T9_209">w</text:span><text:span text:style-name="T9_210"><text:s/></text:span><text:span text:style-name="T9_211">mundurach</text:span><text:span text:style-name="T9_212"><text:s/></text:span><text:span text:style-name="T9_213">i</text:span><text:span text:style-name="T9_214"><text:s/></text:span><text:span text:style-name="T9_215">poprosi</text:span><text:span text:style-name="T9_216"><text:s/></text:span><text:span text:style-name="T9_217">o</text:span><text:span text:style-name="T9_218"><text:s/></text:span><text:span text:style-name="T9_219">parę</text:span><text:span text:style-name="T9_220"><text:s/></text:span><text:span text:style-name="T9_221">hrywien</text:span><text:span text:style-name="T9_222"><text:s/></text:span><text:span text:style-name="T9_223">na</text:span><text:span text:style-name="T9_224"><text:s/></text:span><text:span text:style-name="T9_225">rzecz</text:span><text:span text:style-name="T9_226"><text:s/></text:span><text:span text:style-name="T9_227">żołnierzy</text:span><text:span text:style-name="T9_228">.<text:s/></text:span></text:p>
      <text:p text:style-name="P10"/>
      <text:p text:style-name="P11"><text:span text:style-name="T11_1">Jeżeli</text:span><text:span text:style-name="T11_2"><text:s/></text:span><text:span text:style-name="T11_3">kogoś</text:span><text:span text:style-name="T11_4"><text:s/></text:span><text:span text:style-name="T11_5">zaciekawiło</text:span><text:span text:style-name="T11_6"><text:s/></text:span><text:span text:style-name="T11_7">to</text:span><text:span text:style-name="T11_8">,<text:s/></text:span><text:span text:style-name="T11_9">co</text:span><text:span text:style-name="T11_10"><text:s/></text:span><text:span text:style-name="T11_11">tutaj</text:span><text:span text:style-name="T11_12"><text:s/></text:span><text:span text:style-name="T11_13">piszę</text:span><text:span text:style-name="T11_14"><text:s/></text:span><text:span text:style-name="T11_15">i</text:span><text:span text:style-name="T11_16"><text:s/></text:span><text:span text:style-name="T11_17">chciałby</text:span><text:span text:style-name="T11_18"><text:s/></text:span><text:span text:style-name="T11_19">więcej</text:span><text:span text:style-name="T11_20">,<text:s/></text:span><text:span text:style-name="T11_21">to</text:span><text:span text:style-name="T11_22"><text:s/></text:span><text:span text:style-name="T11_23">spokojnie</text:span><text:span text:style-name="T11_24">.<text:s/></text:span><text:span text:style-name="T11_25">Napiszę</text:span><text:span text:style-name="T11_26"><text:s/></text:span><text:span text:style-name="T11_27">kiedyś</text:span><text:span text:style-name="T11_28"><text:s/></text:span><text:span text:style-name="T11_29">pełen</text:span><text:span text:style-name="T11_30"><text:s/></text:span><text:span text:style-name="T11_31">artykuł</text:span><text:span text:style-name="T11_32"><text:s/></text:span><text:span text:style-name="T11_33">z</text:span><text:span text:style-name="T11_34"><text:s/></text:span><text:span text:style-name="T11_35">rocznego</text:span><text:span text:style-name="T11_36"><text:s/></text:span><text:span text:style-name="T11_37">pobytu</text:span><text:span text:style-name="T11_38"><text:s/></text:span><text:span text:style-name="T11_39">i</text:span><text:span text:style-name="T11_40"><text:s/></text:span><text:span text:style-name="T11_41">studiowania</text:span><text:span text:style-name="T11_42"><text:s/></text:span><text:span text:style-name="T11_43">w</text:span><text:span text:style-name="T11_44"><text:s/></text:span><text:span text:style-name="T11_45">tamtym</text:span><text:span text:style-name="T11_46"><text:s/></text:span><text:span text:style-name="T11_47">kraju</text:span><text:span text:style-name="T11_48">.<text:s/></text:span><text:span text:style-name="T11_49">Opiszę</text:span><text:span text:style-name="T11_50">,<text:s/></text:span><text:span text:style-name="T11_51">gdzie</text:span><text:span text:style-name="T11_52"><text:s/></text:span><text:span text:style-name="T11_53">warto</text:span><text:span text:style-name="T11_54"><text:s/></text:span><text:span text:style-name="T11_55">jechać</text:span><text:span text:style-name="T11_56">,<text:s/></text:span><text:span text:style-name="T11_57">co</text:span><text:span text:style-name="T11_58"><text:s/></text:span><text:span text:style-name="T11_59">zobaczyć</text:span><text:span text:style-name="T11_60"><text:s/></text:span><text:span text:style-name="T11_61">w</text:span><text:span text:style-name="T11_62"><text:s/></text:span><text:span text:style-name="T11_63">zachodnich</text:span><text:span text:style-name="T11_64"><text:s/></text:span><text:span text:style-name="T11_65">rejonach</text:span><text:span text:style-name="T11_66">,<text:s/></text:span><text:span text:style-name="T11_67">czego</text:span><text:span text:style-name="T11_68"><text:s/></text:span><text:span text:style-name="T11_69">się</text:span><text:span text:style-name="T11_70"><text:s/></text:span><text:span text:style-name="T11_71">wystrzegać</text:span><text:span text:style-name="T11_72"><text:s/></text:span><text:span text:style-name="T11_73">oraz</text:span><text:span text:style-name="T11_74"><text:s/></text:span><text:span text:style-name="T11_75">czego</text:span><text:span text:style-name="T11_76"><text:s/></text:span><text:span text:style-name="T11_77">możecie</text:span><text:span text:style-name="T11_78"><text:s/></text:span><text:span text:style-name="T11_79">się</text:span><text:span text:style-name="T11_80"><text:s/></text:span><text:span text:style-name="T11_81">w</text:span><text:span text:style-name="T11_82"><text:s/></text:span><text:span text:style-name="T11_83">pełni</text:span><text:span text:style-name="T11_84"><text:s/></text:span><text:span text:style-name="T11_85">spodziewać</text:span><text:span text:style-name="T11_86">.<text:s/></text:span><text:span text:style-name="T11_87">A</text:span><text:span text:style-name="T11_88"><text:s/></text:span><text:span text:style-name="T11_89">póki</text:span><text:span text:style-name="T11_90"><text:s/></text:span><text:span text:style-name="T11_91">co</text:span><text:span text:style-name="T11_92"><text:s/></text:span><text:span text:style-name="T11_93">pozdrawiam</text:span><text:span text:style-name="T11_94">,<text:s/></text:span><text:span text:style-name="T11_95">до</text:span><text:span text:style-name="T11_96"><text:s/></text:span><text:span text:style-name="T11_97">побацення</text:span><text:span text:style-name="T11_9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